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#LISTINGS</text:p>
          </table:table-cell>
          <table:covered-table-cell table:style-name="ce4"/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isting_url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ummary</text:p>
          </table:table-cell>
          <table:table-cell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pace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neighborhood_overview</text:p>
          </table:table-cell>
          <table:table-cell table:number-columns-repeated="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ransit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access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interaction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house_rules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icture_url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ost_ID</text:p>
          </table:table-cell>
          <table:table-cell table:number-columns-repeated="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host_url</text:p>
          </table:table-cell>
          <table:table-cell table:number-columns-repeated="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ost_name</text:p>
          </table:table-cell>
          <table:table-cell table:number-columns-repeated="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host_since</text:p>
          </table:table-cell>
          <table:table-cell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host_about</text:p>
          </table:table-cell>
          <table:table-cell table:number-columns-repeated="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host_response_time</text:p>
          </table:table-cell>
          <table:table-cell table:number-columns-repeated="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host_response_rate</text:p>
          </table:table-cell>
          <table:table-cell table:number-columns-repeated="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host_thumbnail_url</text:p>
          </table:table-cell>
          <table:table-cell table:number-columns-repeated="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host_picture_url</text:p>
          </table:table-cell>
          <table:table-cell table:number-columns-repeated="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host_neighbourhood</text:p>
          </table:table-cell>
          <table:table-cell table:number-columns-repeated="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host_verifications</text:p>
          </table:table-cell>
          <table:table-cell table:number-columns-repeated="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neighbourghood</text:p>
          </table:table-cell>
          <table:table-cell table:number-columns-repeated="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city</text:p>
          </table:table-cell>
          <table:table-cell table:number-columns-repeated="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country_code</text:p>
          </table:table-cell>
          <table:table-cell table:number-columns-repeated="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country</text:p>
          </table:table-cell>
          <table:table-cell table:number-columns-repeated="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latitude</text:p>
          </table:table-cell>
          <table:table-cell table:number-columns-repeated="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longitude</text:p>
          </table:table-cell>
          <table:table-cell table:number-columns-repeated="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property_type</text:p>
          </table:table-cell>
          <table:table-cell table:number-columns-repeated="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room_type</text:p>
          </table:table-cell>
          <table:table-cell table:number-columns-repeated="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accomodates</text:p>
          </table:table-cell>
          <table:table-cell table:number-columns-repeated="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bathrooms</text:p>
          </table:table-cell>
          <table:table-cell table:number-columns-repeated="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bedrooms</text:p>
          </table:table-cell>
          <table:table-cell table:number-columns-repeated="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beds</text:p>
          </table:table-cell>
          <table:table-cell table:number-columns-repeated="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bed_type</text:p>
          </table:table-cell>
          <table:table-cell table:number-columns-repeated="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amenities</text:p>
          </table:table-cell>
          <table:table-cell table:number-columns-repeated="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square_feet</text:p>
          </table:table-cell>
          <table:table-cell table:number-columns-repeated="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price</text:p>
          </table:table-cell>
          <table:table-cell table:number-columns-repeated="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weekly_price</text:p>
          </table:table-cell>
          <table:table-cell table:number-columns-repeated="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monthly_price</text:p>
          </table:table-cell>
          <table:table-cell table:number-columns-repeated="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security_deposit</text:p>
          </table:table-cell>
          <table:table-cell table:number-columns-repeated="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cleaning_fee</text:p>
          </table:table-cell>
          <table:table-cell table:number-columns-repeated="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guests_included</text:p>
          </table:table-cell>
          <table:table-cell table:number-columns-repeated="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extra_people</text:p>
          </table:table-cell>
          <table:table-cell table:number-columns-repeated="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minimum_nights</text:p>
          </table:table-cell>
          <table:table-cell table:number-columns-repeated="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maximum_nights</text:p>
          </table:table-cell>
          <table:table-cell table:number-columns-repeated="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review_scores_rating</text:p>
          </table:table-cell>
          <table:table-cell table:number-columns-repeated="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review_scores_accuracy</text:p>
          </table:table-cell>
          <table:table-cell table:number-columns-repeated="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review_scores_cleanliness</text:p>
          </table:table-cell>
          <table:table-cell table:number-columns-repeated="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review_scores_checkin</text:p>
          </table:table-cell>
          <table:table-cell table:number-columns-repeated="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review_scores_communication</text:p>
          </table:table-cell>
          <table:table-cell table:number-columns-repeated="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review_scores_location</text:p>
          </table:table-cell>
          <table:table-cell table:number-columns-repeated="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review_scores value</text:p>
          </table:table-cell>
          <table:table-cell table:number-columns-repeated="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is_business_travel_ready</text:p>
          </table:table-cell>
          <table:table-cell table:number-columns-repeated="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cancellation_policy</text:p>
          </table:table-cell>
          <table:table-cell table:number-columns-repeated="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require_guest_profile_picture</text:p>
          </table:table-cell>
          <table:table-cell table:number-columns-repeated="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require_guest_phone_verifica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#REVIEWS</text:p>
          </table:table-cell>
          <table:covered-table-cell table:style-name="ce4"/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sting_id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eviewer_id</text:p>
          </table:table-cell>
          <table:table-cell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eviewer_name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omment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#CALENDAR</text:p>
          </table:table-cell>
          <table:covered-table-cell table:style-name="ce4"/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sting_id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ate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vailable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rice</text:p>
          </table:table-cell>
          <table:table-cell table:number-columns-repeated="3"/>
        </table:table-row>
        <table:table-row table:style-name="ro2" table:number-rows-repeated="104850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0:34:24.031862851</meta:creation-date>
    <dc:date>2019-02-26T20:48:01.567877823</dc:date>
    <meta:editing-duration>PT3M26S</meta:editing-duration>
    <meta:editing-cycles>4</meta:editing-cycles>
    <meta:generator>LibreOffice/6.0.7.3$Linux_X86_64 LibreOffice_project/00m0$Build-3</meta:generator>
    <meta:document-statistic meta:table-count="1" meta:cell-count="141" meta:object-count="0"/>
  </office:meta>
</office:document-meta>
</file>